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5ea0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d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8-15T02:07:17.536414642</dc:date>
    <meta:editing-duration>PT1H21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5" meta:character-count="534" meta:non-whitespace-character-count="423"/>
  </office:meta>
</office:document-meta>
</file>